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c1e" officeooo:paragraph-rsid="0016bc1e"/>
    </style:style>
    <style:style style:name="P2" style:family="paragraph" style:parent-style-name="Standard">
      <style:text-properties fo:color="#9cdcfe" style:font-name="Droid Sans Mono" fo:font-size="10.5pt" fo:font-weight="normal" officeooo:rsid="0016bc1e" officeooo:paragraph-rsid="0016bc1e" fo:background-color="#1e1e1e"/>
    </style:style>
    <style:style style:name="P3" style:family="paragraph" style:parent-style-name="Standard">
      <style:text-properties fo:color="#9cdcfe" style:font-name="Droid Sans Mono" fo:font-size="10.5pt" fo:font-weight="normal" officeooo:paragraph-rsid="0016bc1e" fo:background-color="#1e1e1e"/>
    </style:style>
    <style:style style:name="T1" style:family="text">
      <style:text-properties officeooo:rsid="0016bc1e"/>
    </style:style>
    <style:style style:name="T2" style:family="text">
      <style:text-properties officeooo:rsid="00185a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 like the products that your are offering. I would love to by one.</text:p>
      <text:p text:style-name="Standard"/>
      <text:p text:style-name="Standard"/>
      <text:p text:style-name="P1">The website is slugish.</text:p>
      <text:p text:style-name="P1"/>
      <text:p text:style-name="P1">I feel like your services are well developed.</text:p>
      <text:p text:style-name="P1"/>
      <text:p text:style-name="P1">Wow! this is a winner website. I am very much encouraged.</text:p>
      <text:p text:style-name="P1"/>
      <text:p text:style-name="P1">Xoxoxoxo xoxo</text:p>
      <text:p text:style-name="P1"/>
      <text:p text:style-name="P1">XOXOXOXO XOXO</text:p>
      <text:p text:style-name="P1"/>
      <text:p text:style-name="P1">victimizes violence</text:p>
      <text:p text:style-name="P1"/>
      <text:p text:style-name="P1"/>
      <text:p text:style-name="P1"><text:a xlink:type="simple" xlink:href="https://elvis-munene.github.io/sentiment-Analyzer-App/" text:style-name="Internet_20_link" text:visited-style-name="Visited_20_Internet_20_Link">https://elvis-munene.github.io/sentiment-Analyzer-App/</text:a> --- <text:span text:style-name="T2">gh-pages </text:span></text:p>
      <text:p text:style-name="P1"/>
      <text:p text:style-name="P1"/>
      <text:p text:style-name="P1">https://youtu.be/1jEjloNDs_w</text:p>
      <text:p text:style-name="P2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6T19:43:48.894821098</meta:creation-date>
    <dc:date>2022-06-26T22:04:38.417283910</dc:date>
    <meta:editing-duration>PT40M9S</meta:editing-duration>
    <meta:editing-cycles>1</meta:editing-cycles>
    <meta:document-statistic meta:table-count="0" meta:image-count="0" meta:object-count="0" meta:page-count="1" meta:paragraph-count="10" meta:word-count="47" meta:character-count="334" meta:non-whitespace-character-count="294"/>
    <meta:generator>LibreOffice/6.4.7.2$Linux_X86_64 LibreOffice_project/40$Build-2</meta:generator>
  </office:meta>
</office:document-meta>
</file>